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Flickr <text:s/>project budget:</text:p>
          </table:table-cell>
          <table:table-cell table:number-columns-repeated="4"/>
        </table:table-row>
        <table:table-row table:style-name="ro1">
          <table:table-cell office:value-type="string">
            <text:p>  Programming:</text:p>
          </table:table-cell>
          <table:table-cell office:value-type="string">
            <text:p>$25/hr x 100 hours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string">
            <text:p>  Cleaning &amp; Analysis: </text:p>
          </table:table-cell>
          <table:table-cell office:value-type="string">
            <text:p>$25/hr x 180 hours</text:p>
          </table:table-cell>
          <table:table-cell office:value-type="float" office:value="4500">
            <text:p>4500</text:p>
          </table:table-cell>
          <table:table-cell table:number-columns-repeated="2"/>
        </table:table-row>
        <table:table-row table:style-name="ro1">
          <table:table-cell office:value-type="string">
            <text:p>  Web hosting:</text:p>
          </table:table-cell>
          <table:table-cell office:value-type="string">
            <text:p>$10/month x 6 months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otals</text:p>
          </table:table-cell>
          <table:table-cell office:value-type="float" office:value="7060">
            <text:p>70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00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my Cross</meta:initial-creator>
    <meta:creation-date>2010-06-30T00:45:20.44</meta:creation-date>
    <dc:date>2010-06-30T00:48:11.24</dc:date>
    <dc:creator>Remy Cross</dc:creator>
    <meta:editing-duration>PT00H02M51S</meta:editing-duration>
    <meta:editing-cycles>1</meta:editing-cycles>
    <meta:document-statistic meta:table-count="3" meta:cell-count="12" meta:object-count="0"/>
    <meta:generator>OpenOffice.org/3.1$Win32 OpenOffice.org_project/310m19$Build-9420</meta:generator>
  </office:meta>
</office:document-meta>
</file>